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5.655cm"/>
    </style:style>
    <style:style style:name="Tabelle1.B" style:family="table-column">
      <style:table-column-properties style:column-width="5.63cm"/>
    </style:style>
    <style:style style:name="Tabelle1.C" style:family="table-column">
      <style:table-column-properties style:column-width="5.715cm"/>
    </style:style>
    <style:style style:name="Tabelle1.A1" style:family="table-cell">
      <style:table-cell-properties style:vertical-align="middle" fo:background-color="#f8fafd" fo:padding-left="0.318cm" fo:padding-right="0.318cm" fo:padding-top="0.212cm" fo:padding-bottom="0.212cm" fo:border="0.75pt solid #000000">
        <style:background-image/>
      </style:table-cell-properties>
    </style:style>
    <style:style style:name="P1" style:family="paragraph" style:parent-style-name="Heading_20_1">
      <style:paragraph-properties fo:margin-left="0cm" fo:margin-right="0cm" fo:margin-top="0.212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fo:font-size="24pt" fo:font-style="normal" style:text-underline-style="none" fo:font-weight="bold" style:text-blinking="false" fo:background-color="transparent"/>
    </style:style>
    <style:style style:name="P2" style:family="paragraph" style:parent-style-name="Heading_20_2">
      <style:paragraph-properties fo:margin-left="0cm" fo:margin-right="0cm" fo:margin-top="0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fo:font-size="18pt" fo:font-style="normal" style:text-underline-style="none" fo:font-weight="bold" style:text-blinking="false" fo:background-color="transparent"/>
    </style:style>
    <style:style style:name="P3" style:family="paragraph" style:parent-style-name="Heading_20_3">
      <style:paragraph-properties fo:margin-left="0cm" fo:margin-right="0cm" fo:margin-top="0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fo:font-size="14pt" fo:font-style="normal" style:text-underline-style="none" fo:font-weight="bold" style:text-blinking="false" fo:background-color="transparent"/>
    </style:style>
    <style:style style:name="P4" style:family="paragraph" style:parent-style-name="Text_20_body">
      <style:paragraph-properties fo:margin-left="0cm" fo:margin-right="0cm" fo:margin-top="0cm" fo:margin-bottom="0.423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Text" fo:font-size="11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423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6" style:family="paragraph" style:parent-style-name="Text_20_body">
      <style:paragraph-properties fo:margin-left="0cm" fo:margin-right="0cm" fo:margin-top="0cm" fo:margin-bottom="0.423cm" style:contextual-spacing="false" fo:line-height="137%" fo:text-indent="0cm" style:auto-text-indent="false" style:writing-mode="lr-tb"/>
      <style:text-properties fo:font-weight="normal"/>
    </style:style>
    <style:style style:name="P7" style:family="paragraph" style:parent-style-name="Text_20_body">
      <style:paragraph-properties fo:margin-left="0cm" fo:margin-right="0cm" fo:margin-top="0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8" style:family="paragraph" style:parent-style-name="Text_20_body" style:list-style-name="L1">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1">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0" style:family="paragraph" style:parent-style-name="Horizontal_20_Line">
      <style:paragraph-properties fo:margin-top="0.212cm" fo:margin-bottom="0.212cm" style:contextual-spacing="false" fo:line-height="137%" style:writing-mode="lr-tb"/>
    </style:style>
    <style:style style:name="P11" style:family="paragraph" style:parent-style-name="Heading_20_3">
      <style:paragraph-properties fo:margin-left="0cm" fo:margin-right="0cm" fo:margin-top="0.212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fo:font-size="14pt" fo:font-style="normal" style:text-underline-style="none" fo:font-weight="bold" style:text-blinking="false" fo:background-color="transparent"/>
    </style:style>
    <style:style style:name="P12" style:family="paragraph" style:parent-style-name="Heading_20_4">
      <style:paragraph-properties fo:margin-left="0cm" fo:margin-right="0cm" fo:margin-top="0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fo:font-size="12pt" fo:font-style="normal" style:text-underline-style="none" fo:font-weight="bold" style:text-blinking="false" fo:background-color="transparent"/>
    </style:style>
    <style:style style:name="P13" style:family="paragraph" style:parent-style-name="Text_20_body" style:list-style-name="L2">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14" style:family="paragraph" style:parent-style-name="Text_20_body" style:list-style-name="L3">
      <loext:graphic-properties draw:fill="none" draw:fill-color="#ffffff"/>
      <style:paragraph-properties fo:margin-left="0.265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5" style:family="paragraph" style:parent-style-name="Text_20_body" style:list-style-name="L4">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16" style:family="paragraph" style:parent-style-name="Text_20_body" style:list-style-name="L5">
      <loext:graphic-properties draw:fill="none" draw:fill-color="#ffffff"/>
      <style:paragraph-properties fo:margin-left="0.265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6">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18" style:family="paragraph" style:parent-style-name="Text_20_body" style:list-style-name="L7">
      <loext:graphic-properties draw:fill="none" draw:fill-color="#ffffff"/>
      <style:paragraph-properties fo:margin-left="0.265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9" style:family="paragraph" style:parent-style-name="Heading_20_4">
      <style:paragraph-properties fo:margin-left="0cm" fo:margin-right="0cm" fo:margin-top="0.423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fo:font-size="12pt" fo:font-style="normal" style:text-underline-style="none" fo:font-weight="bold" style:text-blinking="false" fo:background-color="transparent"/>
    </style:style>
    <style:style style:name="P20" style:family="paragraph" style:parent-style-name="Text_20_body" style:list-style-name="L8">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21" style:family="paragraph" style:parent-style-name="Text_20_body" style:list-style-name="L9">
      <loext:graphic-properties draw:fill="none" draw:fill-color="#ffffff"/>
      <style:paragraph-properties fo:margin-left="0.265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10">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23" style:family="paragraph" style:parent-style-name="Text_20_body" style:list-style-name="L11">
      <loext:graphic-properties draw:fill="none" draw:fill-color="#ffffff"/>
      <style:paragraph-properties fo:margin-left="0.265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4" style:family="paragraph" style:parent-style-name="Text_20_body">
      <style:paragraph-properties fo:margin-left="0cm" fo:margin-right="0cm" fo:margin-top="0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Text" fo:font-size="11pt" fo:font-style="normal" style:text-underline-style="none" fo:font-weight="normal" style:text-blinking="false" fo:background-color="transparent"/>
    </style:style>
    <style:style style:name="P25" style:family="paragraph" style:parent-style-name="Text_20_body" style:list-style-name="L12">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6" style:family="paragraph" style:parent-style-name="Text_20_body" style:list-style-name="L12">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13">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normal" style:text-blinking="false" fo:background-color="transparent"/>
    </style:style>
    <style:style style:name="P28" style:family="paragraph" style:parent-style-name="Text_20_body" style:list-style-name="L13">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1f1f1f" loext:opacity="100%" style:text-line-through-style="none" style:text-line-through-type="none" style:font-name="Google Sans Text" fo:font-size="11pt" fo:font-style="normal" style:text-underline-style="none" fo:font-weight="normal" style:text-blinking="false" fo:background-color="transparent"/>
    </style:style>
    <style:style style:name="P29" style:family="paragraph" style:parent-style-name="Text_20_body" style:list-style-name="L14">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0" style:family="paragraph" style:parent-style-name="Text_20_body" style:list-style-name="L14">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1" style:family="paragraph" style:parent-style-name="Text_20_body" style:list-style-name="L15">
      <loext:graphic-properties draw:fill="none" draw:fill-color="#ffffff"/>
      <style:paragraph-properties fo:margin-left="0cm" fo:margin-right="0cm" fo:margin-top="0cm" fo:margin-bottom="0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2" style:family="paragraph" style:parent-style-name="Text_20_body" style:list-style-name="L15">
      <loext:graphic-properties draw:fill="none" draw:fill-color="#ffffff"/>
      <style:paragraph-properties fo:margin-left="0cm" fo:margin-right="0cm" fo:margin-top="0cm" fo:margin-bottom="0.212cm" style:contextual-spacing="false" fo:line-height="137%"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3" style:family="paragraph" style:parent-style-name="Table_20_Contents">
      <style:paragraph-properties fo:margin-left="0cm" fo:margin-right="0cm" fo:margin-top="0.212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style:style>
    <style:style style:name="P34" style:family="paragraph" style:parent-style-name="Table_20_Contents">
      <style:paragraph-properties fo:margin-left="0cm" fo:margin-right="0cm" fo:margin-top="0.212cm" fo:margin-bottom="0.212cm" style:contextual-spacing="false" fo:line-height="137%" fo:text-indent="0cm" style:auto-text-indent="false" style:writing-mode="lr-tb"/>
      <style:text-properties fo:font-variant="normal" fo:text-transform="none" fo:color="#1f1f1f" loext:opacity="100%" style:text-line-through-style="none" style:text-line-through-type="none" style:font-name="Google Sans Text" fo:font-size="11pt" fo:font-style="normal" style:text-underline-style="none" fo:font-weight="normal" style:text-blinking="false" fo:background-color="transparent"/>
    </style:style>
    <style:style style:name="T1" style:family="text">
      <style:text-properties fo:font-variant="normal" fo:text-transform="none" fo:color="#1f1f1f" loext:opacity="100%" style:text-line-through-style="none" style:text-line-through-type="none" style:font-name="Google Sans Text" fo:font-size="11pt" fo:font-style="normal" style:text-underline-style="none" style:text-blinking="false" fo:background-color="transparent" loext:char-shading-value="0"/>
    </style:style>
    <style:style style:name="T2" style:family="text">
      <style:text-properties fo:font-variant="normal" fo:text-transform="none" fo:color="#1f1f1f" loext:opacity="100%" style:text-line-through-style="none" style:text-line-through-type="none" style:font-name="Google Sans Text" fo:font-size="11pt" fo:font-style="normal" style:text-underline-style="none" fo:font-weight="bold" style:text-blinking="false" fo:background-color="transparent" loext:char-shading-value="0"/>
    </style:style>
    <style:style style:name="T3" style:family="text">
      <style:text-properties fo:font-variant="normal" fo:text-transform="none" fo:color="#1f1f1f" loext:opacity="100%" style:text-line-through-style="none" style:text-line-through-type="none" style:text-underline-style="none" style:text-blinking="false" fo:background-color="transparent" loext:char-shading-value="0"/>
    </style:style>
    <style:style style:name="T4" style:family="text">
      <style:text-properties fo:color="#1f1f1f" loext:opacity="100%" style:font-name="Google Sans Text" fo:font-weight="bold" fo:background-color="transparent" loext:char-shading-value="0"/>
    </style:style>
    <style:style style:name="T5" style:family="text">
      <style:text-properties fo:color="#1f1f1f" loext:opacity="100%" fo:background-color="transparent" loext:char-shading-value="0"/>
    </style:style>
    <style:style style:name="T6" style:family="text">
      <style:text-properties fo:color="#1f1f1f" loext:opacity="100%" style:font-name="Google Sans Text"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seri</text:h>
      <text:h text:style-name="P2" text:outline-level="2">Die User-Interface-Engine für APRS-Mapping und Geodaten-Visualisierung</text:h>
      <text:h text:style-name="P3" text:outline-level="3">1. Systemarchitektur &amp; UI-Paradigma</text:h>
      <text:p text:style-name="P4">useri.c fungiert als Vermittlungsschicht (Controller) zwischen der Low-Level-Grafikabstraktion (xosi), der APRS-Dekodierlogik (aprsdecode) und der geografischen Berechnungsengine (maptool).</text:p>
      <text:p text:style-name="P5">Kern-Philosophie:</text:p>
      <text:p text:style-name="P6"><text:span text:style-name="T1">Das Modul ist auf eine </text:span><text:span text:style-name="T2">ereignisgesteuerte, ressourcenschonende Architektur</text:span><text:span text:style-name="T3"> </text:span><text:span text:style-name="T1">ausgelegt. Es verwaltet den Zustand des Anzeigefensters, die Menüstrukturen und die Benutzerinteraktionen (Maus/Tastatur), ohne die Echtzeitverarbeitung der eintreffenden APRS-Datenströme zu blockieren.</text:span></text:p>
      <text:p text:style-name="P7">Architektur-Highlights:</text:p>
      <text:list text:style-name="L1">
        <text:list-item>
          <text:p text:style-name="P8"><text:span text:style-name="T4">State-Machine für Interaktionen:</text:span><text:span text:style-name="T5"> </text:span><text:span text:style-name="T6">Verwaltet komplexe Zustände wie "Zooming", "Panning" (Verschieben der Karte) und "Pulling" (Abrufen neuer Kartendaten).</text:span></text:p>
        </text:list-item>
        <text:list-item>
          <text:p text:style-name="P8"><text:span text:style-name="T4">Abstraktion der Menüführung:</text:span><text:span text:style-name="T5"> </text:span><text:span text:style-name="T6">Implementiert ein proprietäres Menüsystem, das unabhängig von schweren GUI-Toolkits (wie GTK oder Qt) direkt auf X11-Basis operiert.</text:span></text:p>
        </text:list-item>
        <text:list-item>
          <text:p text:style-name="P9"><text:span text:style-name="T4">Integrierte SRTM-Visualisierung:</text:span><text:span text:style-name="T5"> </text:span><text:span text:style-name="T6">Nutzt libsrtm, um Geländehöhen direkt unter dem Mauszeiger oder als Overlay anzuzeigen.</text:span></text:p>
        </text:list-item>
      </text:list>
      <text:p text:style-name="P10"/>
      <text:h text:style-name="P11" text:outline-level="3">2. Zentrale Datenstrukturen und Zustandsvariablen</text:h>
      <text:p text:style-name="P4">Da useri eng mit dem Hauptprogramm verzahnt ist, steuern seine Variablen das globale Verhalten der grafischen Oberfläche.</text:p>
      <text:h text:style-name="P12" text:outline-level="4">Anzeige- und Fenstersteuerung</text:h>
      <text:list text:style-name="L2">
        <text:list-item>
          <text:p text:style-name="P13">useri_newxsize / useri_newysize:</text:p>
        </text:list-item>
      </text:list>
      <text:list text:style-name="L3">
        <text:list-item>
          <text:p text:style-name="P14"><text:span text:style-name="T4">Expert:</text:span><text:span text:style-name="T5"> </text:span><text:span text:style-name="T6">Diese Variablen speichern die Zielauflösung bei Resizing-Events. Sie triggern die Neukonfiguration der Grafikpuffer in xosi.</text:span></text:p>
        </text:list-item>
      </text:list>
      <text:list text:style-name="L4">
        <text:list-item>
          <text:p text:style-name="P15">useri_refresh:</text:p>
        </text:list-item>
      </text:list>
      <text:list text:style-name="L5">
        <text:list-item>
          <text:p text:style-name="P16"><text:span text:style-name="T4">Expert:</text:span><text:span text:style-name="T5"> </text:span><text:span text:style-name="T6">Ein boolesches Flag, das den "Dirty-State" der Anzeige markiert. Wenn gesetzt, wird im nächsten Event-Loop ein kompletter Redraw der Karte und der Overlays erzwungen.</text:span></text:p>
        </text:list-item>
      </text:list>
      <text:list text:style-name="L6">
        <text:list-item>
          <text:p text:style-name="P17">useri_isblown:</text:p>
        </text:list-item>
      </text:list>
      <text:list text:style-name="L7">
        <text:list-item>
          <text:p text:style-name="P18"><text:soft-page-break/><text:span text:style-name="T4">Expert:</text:span><text:span text:style-name="T5"> </text:span><text:span text:style-name="T6">Steuert den Zoom-Status der Icons. Dies ist entscheidend für die Übersichtlichkeit bei hoher Stationsdichte.</text:span></text:p>
        </text:list-item>
      </text:list>
      <text:h text:style-name="P19" text:outline-level="4">Interaktions-Parameter</text:h>
      <text:list text:style-name="L8">
        <text:list-item>
          <text:p text:style-name="P20">useri_xmouse (MOUSEPOS):</text:p>
        </text:list-item>
      </text:list>
      <text:list text:style-name="L9">
        <text:list-item>
          <text:p text:style-name="P21"><text:span text:style-name="T4">Expert:</text:span><text:span text:style-name="T5"> </text:span><text:span text:style-name="T6">Struktur zur Speicherung der aktuellen Koordinaten ($x, y$) und des Status der Maustasten (leftbutton, rightbutton). Diese werden permanent gegen die geografische Projektion von maptool gemappt.</text:span></text:p>
        </text:list-item>
      </text:list>
      <text:list text:style-name="L10">
        <text:list-item>
          <text:p text:style-name="P22">xosi_zooming / xosi_pulling:</text:p>
        </text:list-item>
      </text:list>
      <text:list text:style-name="L11">
        <text:list-item>
          <text:p text:style-name="P23"><text:span text:style-name="T4">Expert:</text:span><text:span text:style-name="T5"> </text:span><text:span text:style-name="T6">Binäre Zustände, die verhindern, dass während einer laufenden Animation oder eines Ladevorgangs konkurrierende Grafikoperationen ausgeführt werden.</text:span></text:p>
        </text:list-item>
      </text:list>
      <text:p text:style-name="P10"/>
      <text:h text:style-name="P11" text:outline-level="3">3. Funktionsweise: Menü-Management und Event-Handling</text:h>
      <text:h text:style-name="P12" text:outline-level="4">Menü-Initialisierung (useri_initmenus)</text:h>
      <text:p text:style-name="P24">Die Funktion useri_initmenus bereitet das gesamte Bedienfeld vor:</text:p>
      <text:list text:style-name="L12">
        <text:list-item>
          <text:p text:style-name="P25"><text:span text:style-name="T4">Buffer-Allocation:</text:span><text:span text:style-name="T5"> </text:span><text:span text:style-name="T6">Initialisiert listbuffer und monbuffer zur Speicherung von Stationslisten und Monitoring-Daten.</text:span></text:p>
        </text:list-item>
        <text:list-item>
          <text:p text:style-name="P25"><text:span text:style-name="T4">Context-Reset:</text:span><text:span text:style-name="T5"> </text:span><text:span text:style-name="T6">Setzt alle Interaktions-Flags (wie useri_beaconed oder panowin.on) auf Default-Werte.</text:span></text:p>
        </text:list-item>
        <text:list-item>
          <text:p text:style-name="P26"><text:span text:style-name="T4">UI-Layering:</text:span><text:span text:style-name="T5"> </text:span><text:span text:style-name="T6">Definiert die vertikale Anordnung der Menüs (aprsdecode_lums.headmenuy), um Überlappungen mit der Karte zu steuern.</text:span></text:p>
        </text:list-item>
      </text:list>
      <text:h text:style-name="P19" text:outline-level="4">Geografische Interaktion</text:h>
      <text:p text:style-name="P24">Wenn der Benutzer die Karte verschiebt, führt useri folgende Kette aus:</text:p>
      <text:list text:style-name="L13">
        <text:list-item>
          <text:p text:style-name="P27">Erfassung des Delta-X/Y über die Maus-Struktur.</text:p>
        </text:list-item>
        <text:list-item>
          <text:p text:style-name="P27">Aufruf von maptool, um die neuen Eck-Koordinaten (Lat/Lon) zu berechnen.</text:p>
        </text:list-item>
        <text:list-item>
          <text:p text:style-name="P27">Validierung der neuen Ansicht gegen die verfügbaren Kartenkacheln (OSM).</text:p>
        </text:list-item>
        <text:list-item>
          <text:p text:style-name="P28">Triggerung von useri_refresh, um die Stations-Symbole auf die neuen Pixel-Koordinaten zu projizieren.</text:p>
        </text:list-item>
      </text:list>
      <text:p text:style-name="P10"/>
      <text:h text:style-name="P11" text:outline-level="3">4. Integration von SRTM und Telemetrie</text:h>
      <text:p text:style-name="P24">Einzigartig für das useri-Modul ist die Verknüpfung von Benutzeroberfläche und topografischen Daten:</text:p>
      <text:list text:style-name="L14">
        <text:list-item>
          <text:p text:style-name="P29"><text:span text:style-name="T4">Live-Elevation:</text:span><text:span text:style-name="T5"> </text:span><text:span text:style-name="T6">Während der Cursor über die Karte bewegt wird, greift useri über libsrtm auf Höhendaten zu und zeigt diese in Echtzeit an.</text:span></text:p>
        </text:list-item>
        <text:list-item>
          <text:p text:style-name="P30"><text:soft-page-break/><text:span text:style-name="T4">Beacon-Editing:</text:span><text:span text:style-name="T5"> </text:span><text:span text:style-name="T6">useri_beaconediting ermöglicht die grafische Manipulation von APRS-Beacons, wobei die geografischen Validierungsregeln direkt im UI-Context hinterlegt sind.</text:span></text:p>
        </text:list-item>
      </text:list>
      <text:p text:style-name="P10"/>
      <text:h text:style-name="P11" text:outline-level="3">5. English Expert Documentation Summary</text:h>
      <text:p text:style-name="P4">useri.c is the primary User Interface controller for the aprsmap ecosystem. It manages the complex interaction between the X11 drawing backend and the APRS telemetry database.</text:p>
      <text:h text:style-name="P12" text:outline-level="4">Core Technical Capabilities:</text:h>
      <text:list text:style-name="L15">
        <text:list-item>
          <text:p text:style-name="P31"><text:span text:style-name="T4">Resource-Efficient GUI</text:span><text:span text:style-name="T6">: Implements a custom menu and event system designed for low-latency operation on embedded or low-power hardware.</text:span></text:p>
        </text:list-item>
        <text:list-item>
          <text:p text:style-name="P31"><text:span text:style-name="T4">Coordinate Mapping</text:span><text:span text:style-name="T6">: Translates raw pixel input (mouse events) into geodetic coordinates (WGS84) in real-time, facilitating seamless panning and zooming.</text:span></text:p>
        </text:list-item>
        <text:list-item>
          <text:p text:style-name="P31"><text:span text:style-name="T4">Terrain Awareness</text:span><text:span text:style-name="T6">: Deeply integrated with libsrtm to provide topographic context directly to the user's viewport.</text:span></text:p>
        </text:list-item>
        <text:list-item>
          <text:p text:style-name="P32"><text:span text:style-name="T4">State Synchronization</text:span><text:span text:style-name="T6">: Ensures that visual representations (icons, tracks) stay synchronized with the underlying aprsdecode state, even during high-traffic bursts.</text:span></text:p>
        </text:list-item>
      </text:list>
      <text:p text:style-name="P10"/>
      <text:h text:style-name="P11" text:outline-level="3">6. Mathematische Grundlagen: Projektion &amp; Skalierung</text:h>
      <text:p text:style-name="P5">Pixel-zu-Koordinaten Transformation:</text:p>
      <text:p text:style-name="P4">useri nutzt lineare Interpolationsverfahren, um Mausklicks auf geografische Punkte abzubilden. Die Präzision hängt vom aktuellen Zoom-Level ab. Bei jedem Zoom-Schritt wird der Skalierungsfaktor rekursiv berechnet, um sicherzustellen, dass das Zentrum der Ansicht (POI - Point of Interest) stabil bleibt.</text:p>
      <text:p text:style-name="P5">Speichermanagement:</text:p>
      <text:p text:style-name="P4">Mit useri_debugmem verfügt das Modul über einen eingebauten Heap-Wächter. Dieser protokolliert Speicheranforderungen (req) und Freigaben, was bei der Entwicklung komplexer GUI-Erweiterungen entscheidend ist, um Memory Leaks in langlaufenden Prozessen zu vermeiden.</text:p>
      <text:p text:style-name="P10"/>
      <text:h text:style-name="P11" text:outline-level="3">7. Experten-Fehlersuche (Troubleshooting)</text:h>
      <table:table table:name="Tabelle1" table:style-name="Tabelle1">
        <table:table-column table:style-name="Tabelle1.A"/>
        <table:table-column table:style-name="Tabelle1.B"/>
        <table:table-column table:style-name="Tabelle1.C"/>
        <table:table-row>
          <table:table-cell table:style-name="Tabelle1.A1" office:value-type="string">
            <text:p text:style-name="P33">Problem</text:p>
          </table:table-cell>
          <table:table-cell table:style-name="Tabelle1.A1" office:value-type="string">
            <text:p text:style-name="P33">Ursache</text:p>
          </table:table-cell>
          <table:table-cell table:style-name="Tabelle1.A1" office:value-type="string">
            <text:p text:style-name="P33">Lösung</text:p>
          </table:table-cell>
        </table:table-row>
        <table:table-row>
          <table:table-cell table:style-name="Tabelle1.A1" office:value-type="string">
            <text:p text:style-name="P33">UI friert beim Zoomen ein</text:p>
          </table:table-cell>
          <table:table-cell table:style-name="Tabelle1.A1" office:value-type="string">
            <text:p text:style-name="P34">xosi_zooming Flag wird nicht zurückgesetzt</text:p>
          </table:table-cell>
          <table:table-cell table:style-name="Tabelle1.A1" office:value-type="string">
            <text:p text:style-name="P34">Event-Handler in xosi.c prüfen; Kollision mit Karte-<text:soft-page-break/>Ladevorgang.</text:p>
          </table:table-cell>
        </table:table-row>
        <table:table-row>
          <table:table-cell table:style-name="Tabelle1.A1" office:value-type="string">
            <text:p text:style-name="P33">Falsche Höhenangaben</text:p>
          </table:table-cell>
          <table:table-cell table:style-name="Tabelle1.A1" office:value-type="string">
            <text:p text:style-name="P34">SRTM-Datenpfad inkorrekt</text:p>
          </table:table-cell>
          <table:table-cell table:style-name="Tabelle1.A1" office:value-type="string">
            <text:p text:style-name="P34">libsrtm Initialisierung und Pfad-Variablen prüfen.</text:p>
          </table:table-cell>
        </table:table-row>
        <table:table-row>
          <table:table-cell table:style-name="Tabelle1.A1" office:value-type="string">
            <text:p text:style-name="P33">Menüs flackern</text:p>
          </table:table-cell>
          <table:table-cell table:style-name="Tabelle1.A1" office:value-type="string">
            <text:p text:style-name="P34">Zu häufige useri_refresh Aufrufe</text:p>
          </table:table-cell>
          <table:table-cell table:style-name="Tabelle1.A1" office:value-type="string">
            <text:p text:style-name="P34">Redraw-Logik entprellen (Debouncing) oder Event-Filterung optimieren.</text:p>
          </table:table-cell>
        </table:table-row>
        <table:table-row>
          <table:table-cell table:style-name="Tabelle1.A1" office:value-type="string">
            <text:p text:style-name="P33">Maus-Offset auf der Karte</text:p>
          </table:table-cell>
          <table:table-cell table:style-name="Tabelle1.A1" office:value-type="string">
            <text:p text:style-name="P34">Inkorrekte Fenstergröße in useri_newxsize</text:p>
          </table:table-cell>
          <table:table-cell table:style-name="Tabelle1.A1" office:value-type="string">
            <text:p text:style-name="P34">X11 Window-Manager Signale prüfen; Skalierungs-Faktor in maptool validieren.</text:p>
          </table:table-cell>
        </table:table-row>
      </table:table>
      <text:p text:style-name="P10"/>
      <text:h text:style-name="P11" text:outline-level="3">Fazit</text:h>
      <text:p text:style-name="P6"><text:span text:style-name="T1">useri ist weit mehr als eine einfache "Eingabemaske". Es ist die </text:span><text:span text:style-name="T2">Steuerzentrale</text:span><text:span text:style-name="T1">, die die abstrakten Datenströme der Funkwelt in eine für den Menschen interpretierbare, geografische Form bringt. Durch die konsequente Vermeidung von schwerfälligen Frameworks bleibt die Benutzeroberfläche auch dann reaktionsschnell, wenn tausende APRS-Objekte gleichzeitig auf einer Karte mit SRTM-Overlay gerendert werden müssen.</text:span></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8T08:46:16.459757700</meta:creation-date>
    <dc:date>2026-01-28T08:47:00.726683300</dc:date>
    <meta:editing-duration>PT44S</meta:editing-duration>
    <meta:editing-cycles>1</meta:editing-cycles>
    <meta:document-statistic meta:table-count="1" meta:image-count="0" meta:object-count="0" meta:page-count="4" meta:paragraph-count="71" meta:word-count="726" meta:character-count="5967" meta:non-whitespace-character-count="5336"/>
    <meta:generator>LibreOffice/25.8.4.2$Windows_X86_64 LibreOffice_project/290daaa01b999472f0c7a3890eb6a550fd74c6df</meta:generator>
  </office:meta>
</office:document-meta>
</file>